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background-color="#ffff00"/>
    </style:style>
    <style:style style:name="P3" style:family="paragraph" style:parent-style-name="Standard">
      <style:text-properties officeooo:rsid="000b9cfb" officeooo:paragraph-rsid="000b9cfb" fo:background-color="#ffff00"/>
    </style:style>
    <style:style style:name="P4" style:family="paragraph" style:parent-style-name="Standard">
      <style:text-properties officeooo:rsid="000bd223" officeooo:paragraph-rsid="000bd223"/>
    </style:style>
    <style:style style:name="P5" style:family="paragraph" style:parent-style-name="Standard">
      <style:text-properties officeooo:rsid="000d55a5" officeooo:paragraph-rsid="000d55a5"/>
    </style:style>
    <style:style style:name="P6" style:family="paragraph" style:parent-style-name="Standard">
      <style:text-properties style:text-underline-style="solid" style:text-underline-width="auto" style:text-underline-color="font-color" officeooo:rsid="0012155c" officeooo:paragraph-rsid="0012155c"/>
    </style:style>
    <style:style style:name="P7" style:family="paragraph" style:parent-style-name="Standard">
      <style:paragraph-properties fo:margin-top="0in" fo:margin-bottom="0.1965in" loext:contextual-spacing="false"/>
    </style:style>
    <style:style style:name="P8" style:family="paragraph" style:parent-style-name="Text_20_body">
      <style:paragraph-properties fo:margin-top="0in" fo:margin-bottom="0in" loext:contextual-spacing="false"/>
      <style:text-properties fo:font-weight="bold" officeooo:rsid="000d87a5" officeooo:paragraph-rsid="000d87a5"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6">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cc0000"/>
    </style:style>
    <style:style style:name="T4" style:family="text">
      <style:text-properties fo:color="#cc0000" fo:font-weight="bold"/>
    </style:style>
    <style:style style:name="T5" style:family="text">
      <style:text-properties fo:color="#5b8fb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text:line-break/>Pour tous les mémoires produisant des données (données de simulation comprises), le nombre total de mots doit être compris </text:span><text:span text:style-name="T4">entre 10000 et 15000</text:span><text:span text:style-name="T3">.<text:line-break/></text:span>Ces limites sont comprises hors pages de garde, déclarations de contribution, d’originalité, pré-enregistrement, table des matières, résumé, bibliographie, annexes et remerciements ; légendes et notes de bas de page sont en revanche comptabilisées.<text:line-break/>Un symbole mathématique compte pour un mot.<text:line-break/>Aucune police ou taille de caractère n'est imposée; privilégiez toutefois la lisibilité.</text:p>
      <text:p text:style-name="Standard"/>
      <text:p text:style-name="P7"><text:bookmark text:name="originalite"/>- <text:span text:style-name="T1">Déclaration d'originalité</text:span><text:line-break/>Les stages de M2 Recherche doivent être de véritables travaux de recherche originale, pouvant aller au-delà des connaissances déjà publiées (sans préjuger des résultats obtenus). Afin de clarifier cet aspect, chaque étudiant doit faire figurer, en première page de son mémoire, une déclaration d'originalité spécifiant en quoi le travail présenté va au-delà de ce qui est déjà connu.</text:p>
      <text:list xml:id="list1573451640" text:style-name="L1">
        <text:list-item>
          <text:p text:style-name="P15">pour les travaux expérimentaux </text:p>
          <text:list>
            <text:list-item>
              <text:p text:style-name="P15">préciser en quoi les expériences effectuées diffèrent de celles déjà publiées, et en quoi elles pourraient potentiellement permettre de contribuer à résoudre une question non encore élucidée (sans préjuger des résultats obtenus) </text:p>
            </text:list-item>
          </text:list>
        </text:list-item>
        <text:list-item>
          <text:p text:style-name="P15">pour les travaux théoriques </text:p>
          <text:list>
            <text:list-item>
              <text:p text:style-name="P15">préciser en quoi les idées, modèles ou théories proposés vont au-delà de ceux qui sont publiés, et ont éventuellement un pouvoir explicatif supérieur </text:p>
            </text:list-item>
          </text:list>
        </text:list-item>
        <text:list-item>
          <text:p text:style-name="P15">pour les recherches appliquées </text:p>
          <text:list>
            <text:list-item>
              <text:p text:style-name="P9">préciser en quoi le dispositif (programme, méthode, traitement, etc.) diffère des dispositifs existants et en quoi ses performances sont potentiellement supérieures </text:p>
            </text:list-item>
          </text:list>
        </text:list-item>
      </text:list>
      <text:p text:style-name="Text_20_body"><text:bookmark text:name="contribution"/>- <text:span text:style-name="T1">Déclaration de contribution</text:span><text:line-break/>Comme la plupart des recherches scientifiques, les stages de M2 Recherche impliquent souvent de multiples contributeurs: l'étudiant, l'encadrant, mais souvent aussi d'autres membres du laboratoire qui aident à des titres divers. Il s'agit de préciser, comme dans un nombre croissant de revues, les contributions respectives de toutes ces personnes. A cet effet, chaque étudiant doit faire figurer, en première page de son mémoire, une déclaration de contribution, qui précise de manière nominative toutes les personnes qui ont contribué à: </text:p>
      <text:list xml:id="list2408411479" text:style-name="L2">
        <text:list-item>
          <text:list>
            <text:list-item>
              <text:p text:style-name="P16">la définition de la question scientifique qui est posée </text:p>
            </text:list-item>
            <text:list-item>
              <text:p text:style-name="P16">la recherche bibliographique permettant de cerner la question et de guider le choix de l'approche et de la méthodologie </text:p>
            </text:list-item>
            <text:list-item>
              <text:p text:style-name="P16">le choix de l'approche générale pour répondre à la question </text:p>
            </text:list-item>
            <text:list-item>
              <text:p text:style-name="P16">le choix de la méthodologie spécifique </text:p>
            </text:list-item>
            <text:list-item>
              <text:p text:style-name="P16"><text:soft-page-break/>la mise au point de la méthodologie </text:p>
            </text:list-item>
            <text:list-item>
              <text:p text:style-name="P16">la programmation de l'expérience ou du modèle </text:p>
            </text:list-item>
            <text:list-item>
              <text:p text:style-name="P16">le recrutement des sujets </text:p>
            </text:list-item>
            <text:list-item>
              <text:p text:style-name="P16">le test des sujets </text:p>
            </text:list-item>
            <text:list-item>
              <text:p text:style-name="P16">le dépouillement, le codage des données </text:p>
            </text:list-item>
            <text:list-item>
              <text:p text:style-name="P16">l'analyse des données </text:p>
            </text:list-item>
            <text:list-item>
              <text:p text:style-name="P16">l'interprétation des résultats et la formulation des conclusions </text:p>
            </text:list-item>
            <text:list-item>
              <text:p text:style-name="P16">la rédaction du mémoire, la production de tables ou de figures </text:p>
            </text:list-item>
            <text:list-item>
              <text:p text:style-name="P16">la relecture et les commentaires sur le mémoire </text:p>
            </text:list-item>
            <text:list-item>
              <text:p text:style-name="P10">etc.</text:p>
            </text:list-item>
          </text:list>
        </text:list-item>
      </text:list>
      <text:p text:style-name="P2"/>
      <text:p text:style-name="P2"/>
      <text:p text:style-name="P2"/>
      <text:p text:style-name="P2"/>
      <text:p text:style-name="P3">et les <text:span text:style-name="T2">ERREMENTS ??</text:span></text:p>
      <text:list xml:id="list1029387014" text:style-name="L3">
        <text:list-item>
          <text:p text:style-name="P21">Poser une <text:span text:style-name="T1">problématique</text:span> nouvelle à partir d'une revue de la littérature sur le sujet. </text:p>
          <text:list>
            <text:list-item>
              <text:p text:style-name="P17">critères d'évaluation: </text:p>
              <text:list>
                <text:list-item>
                  <text:p text:style-name="P17">clarté de la présentation et adéquation des références bibliographiques </text:p>
                </text:list-item>
                <text:list-item>
                  <text:p text:style-name="P17">capacité d'analyse, maîtrise des concepts </text:p>
                </text:list-item>
                <text:list-item>
                  <text:p text:style-name="P11">positionnement du sujet par rapport à l'état de la recherche (capacité à mettre en avant la nouveauté apportée) </text:p>
                </text:list-item>
              </text:list>
            </text:list-item>
          </text:list>
        </text:list-item>
      </text:list>
      <text:list xml:id="list3690134809" text:style-name="L4">
        <text:list-item>
          <text:p text:style-name="P18">Présenter la <text:span text:style-name="T1">démarche</text:span> effectuée au cours du stage et justifier la <text:span text:style-name="T1">méthode</text:span> employée pour répondre à la question. </text:p>
          <text:list>
            <text:list-item>
              <text:p text:style-name="P18">critères d'évaluation: </text:p>
              <text:list>
                <text:list-item>
                  <text:p text:style-name="P12">pertinence de la démarche (théorique ou expérimentale) par rapport à la problématique </text:p>
                </text:list-item>
              </text:list>
            </text:list-item>
          </text:list>
        </text:list-item>
      </text:list>
      <text:list xml:id="list2700214263" text:style-name="L5">
        <text:list-item>
          <text:p text:style-name="P19">Présenter les <text:span text:style-name="T1">résultats</text:span> et interpréter ces résultats par rapport à la question posée. </text:p>
          <text:list>
            <text:list-item>
              <text:p text:style-name="P19">critères d'évaluation: </text:p>
              <text:list>
                <text:list-item>
                  <text:p text:style-name="P13">précision et clarté dans l'exposé des résultats. <text:span text:style-name="T5">Attention! L'obtention de résultats bouleversants n'est absolument pas requise: c'est bien la démarche scientifique ainsi que la qualité de la réflexion (et du travail expérimental, s'il y a lieu) qui sont jugés. Nous sommes bien conscients que tout travail de recherche implique une prise de risque, et que l'on trouve rarement ce que l'on s'attend à trouver.</text:span> </text:p>
                </text:list-item>
              </text:list>
            </text:list-item>
          </text:list>
        </text:list-item>
      </text:list>
      <text:p text:style-name="P8">Formule mathematique un peu con-con : r &gt; 1/A</text:p>
      <text:list xml:id="list3762253086" text:style-name="L6">
        <text:list-item>
          <text:p text:style-name="P20">Discuter les <text:span text:style-name="T1">perspectives</text:span>. </text:p>
          <text:list>
            <text:list-item>
              <text:p text:style-name="P20">critères d'évaluation: </text:p>
              <text:list>
                <text:list-item>
                  <text:p text:style-name="P20">capacité à interpréter les résultats de façon critique en les reliant à des problématiques plus vastes en sciences cognitives </text:p>
                </text:list-item>
                <text:list-item>
                  <text:p text:style-name="P14">capacité de synthèse</text:p>
                </text:list-item>
              </text:list>
            </text:list-item>
          </text:list>
        </text:list-item>
      </text:list>
      <text:p text:style-name="P4">====&gt; aussi cmpts t. couteux ? </text:p>
      <text:p text:style-name="Standard"/>
      <text:p text:style-name="P5">===&gt; arbitrer vs mutualism : OK pour heros, la c’est plus dur ??</text:p>
      <text:p text:style-name="Standard"/>
      <text:p text:style-name="P6">ou mettre prosocialite en general ? Debut RoL ou dans perspectives...</text:p>
      <text:p text:style-name="P1">- L'article de Whitehouse qui a fortement orienté mon stage : Whitehouse, “Dying for the group: Towards a general theory of extreme self-sacrifice”, Behavioral and Brain Sciences (2019), qui rappelle la récurrence du sacrifice de sa vie pour un groupe avec qui on se sent "fusionné" re-formule les explications "group / kin" et les relie : l'idée étant en gros que la fusion avec le kin pourrait avoir évolué pour la survie de groupes de chasseurs-cueilleurs, et que les institutions sociales la promouvant auraient été ensuite choisies par sélection culturelle, pour induire "l'erreur" dans le contexte moderne.<text:line-break/>- Pour l'explication purement "group selection" (+ expérience partagée négative) qui inclut la possibilité de "mort du groupe" et mélange les enfants pour exclure les effets kin : Whitehouse, H. et al. The evolution of extreme cooperation via shared dysphoric<text:line-break/>experiences. Sci. Rep. 7, 44292; doi: 10.1038/srep44292 (2017). Je suis chaud pour lire des modèles avec des hypothèses plus light ;<text:line-break/>- Pour des arguments en faveur de l'explication en termes de "kin selection" (fusion avec le "psychological kin", elle même liée à la pratique de rituels violents - "rites of terror" - et les intérêts collectifs d'une petite société de chasseurs-cueilleurs) : Whitehouse, H. &amp; Lanman, J. A. (2014). The Ties that Bind Us: Ritual, fusion, and identification. Current Anthropology, Vol. 55, No.6. 674-695.<text:line-break/>- Pour une explication avec "erreur" cf le commentaire d'<text:a xlink:type="simple" xlink:href="https://www.facebook.com/antoine.marie.3781?__tn__=%2CdK-R-R-R&amp;eid=ARBVlVpT0Pi0JDjgFT4PSuUpheuJtCqX2kDyFVZnwrRq1GhGFbuQyexWYjLSZOkNGmqjY4iVtcYFEozM&amp;fref=mentions" text:style-name="Internet_20_link" text:visited-style-name="Visited_20_Internet_20_Link">Antoine Marie</text:a> sur l'article (le premier) de Whitehouse: Marie, A. “Self-sacrifice” as accidental outcome of extreme within-group mutualism”, Commentary on Whitehouse, “Dying for the group: Towards a general theory of extreme self-sacrifice”, Behavioral and Brain Sciences (forthcoming)<text:line-break/>- Pour l'explication en termes de signal, cf le commentaire de JL Dessalles : Dessalles, J.-L. (2018). Self-sacrifice as a social signal (Commentary on H. Whitehouse: Dying for the group: Towards a general theory of extreme self-sacrifice). Behavioral and Brain Sciences, 41, e200.</text:p>
      <text:p text:style-name="Text_20_body">Côté études de terrain / anthropo / données, j'ai pas grand chose / je suis preneur.<text:line-break/>- Un article d'Atran, qui donne un argument contre l'explication avec "erreur" (et aussi en faveur d'une explication évolutionniste tout court) puisqu'il indique que les terroristes suicidaires ne seraient pas plus fous ou moins aisés que la moyenne - Scott Atran. Genesis of Suicide terrorism. Science, American Association for the Advancement of<text:line-break/>Science, 2003, 299, pp.1534-1539. &lt;ijn_00509568&gt;<text:line-break/>- Une référence bien trop vieille sur "l'héritabilité" du statut social : Elman Rogers SERVICE, &amp; DELÉLÉE-DESLOGES, J. G. (1971). Primitive social organization. An evolutionary perspective. Random House.<text:line-break/>- L'ami Durkheim, pour un exemple non-guerrier de martyres : les membres de la secte d'Amida qui se jettent dans la mer, lestés, devant une foule, qui évoque leur mémoire dévotement (Durkheim, Émile (1897) [1951]. Suicide: a study in sociology. New York: The Free<text:line-break/><text:soft-page-break/>Press.)<text:line-break/>- L'article #3 de Whitehouse + Lanman avance que nos groupes ancestraux étaient notamment composés de membre de la même famille (et cite aussi un certain Lieberman, 2007) ; j'ai vu l'inverse dans d'autres articles d'anthropo mais je sais plus où.</text:p>
      <text:p text:style-name="Standard"><text:line-break/><text:line-break/>Le premier article de Whitehouse est bien entendu plus complexe que mon mini-résumé et je vous le conseille (à base aussi de fusion "locale" et de son extension...), notamment pour le travail de synthèse des données et théories existantes au niveau "proximal", ainsi aussi pour les commentaires des amis Antoine + Jean-Louis, et leurs réponses au commentaires (c'est cool ce système BBS).<text:line-break/>Pour leur réponse au modèle du signal ils mentionnent :<text:line-break/>- qu'on ne voit pas bien pourquoi le signal d'ordre deux serait honnête, ce qui me semble très valide, et un point à adresser dans le cadre d'un modèle de ce type ;<text:line-break/>- ailleurs sur les rituels, ils mentionnent que ceux-ci sont souvent forcés donc pas des signaux, un argument que je comprends pas.<text:line-break/><text:line-break/>Pour les autres articles, c'est juste si vous êtes fana du suicide.<text:line-break/><text:line-break/>Sinon je me suis trompé sur le foot -oops sorry - ils ne parlent pas de cheating ici (mais un peu dans l'articl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2:13:12.061427103</meta:creation-date>
    <meta:generator>LibreOffice/6.2.1.2$Linux_X86_64 LibreOffice_project/20$Build-2</meta:generator>
    <dc:date>2019-05-15T15:34:58.637295041</dc:date>
    <meta:editing-duration>PT10H18M16S</meta:editing-duration>
    <meta:editing-cycles>7</meta:editing-cycles>
    <meta:document-statistic meta:table-count="0" meta:image-count="0" meta:object-count="0" meta:page-count="5" meta:paragraph-count="46" meta:word-count="1335" meta:character-count="8489" meta:non-whitespace-character-count="7195"/>
  </office:meta>
</office:document-meta>
</file>